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400000170623A43B5F5A9BF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c996e13-7fff-9e9a-bc8b-544c4f574f96"/><draw:frame draw:style-name="fr1" draw:name="Imagen1" text:anchor-type="as-char" svg:width="16.995cm" svg:height="17.561cm" draw:z-index="0"><draw:image xlink:href="Pictures/100000010000016400000170623A43B5F5A9BF59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25:49.941852963</meta:creation-date>
    <dc:date>2022-12-01T10:26:14.149447880</dc:date>
    <meta:editing-duration>PT24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3.7.2$Linux_X86_64 LibreOffice_project/30$Build-2</meta:generator>
  </office:meta>
</office:document-meta>
</file>